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2.11pt"/>
    </style:style>
    <style:style style:name="co2" style:family="table-column">
      <style:table-column-properties fo:break-before="auto" style:column-width="209.96pt"/>
    </style:style>
    <style:style style:name="co3" style:family="table-column">
      <style:table-column-properties fo:break-before="auto" style:column-width="297.21pt"/>
    </style:style>
    <style:style style:name="co4" style:family="table-column">
      <style:table-column-properties fo:break-before="auto" style:column-width="179.04pt"/>
    </style:style>
    <style:style style:name="co5" style:family="table-column">
      <style:table-column-properties fo:break-before="auto" style:column-width="326.15pt"/>
    </style:style>
    <style:style style:name="co6" style:family="table-column">
      <style:table-column-properties fo:break-before="auto" style:column-width="157.24pt"/>
    </style:style>
    <style:style style:name="co7" style:family="table-column">
      <style:table-column-properties fo:break-before="auto" style:column-width="177.56pt"/>
    </style:style>
    <style:style style:name="co8" style:family="table-column">
      <style:table-column-properties fo:break-before="auto" style:column-width="98.79pt"/>
    </style:style>
    <style:style style:name="co9" style:family="table-column">
      <style:table-column-properties fo:break-before="auto" style:column-width="147.4pt"/>
    </style:style>
    <style:style style:name="co10" style:family="table-column">
      <style:table-column-properties fo:break-before="auto" style:column-width="123.51pt"/>
    </style:style>
    <style:style style:name="co11" style:family="table-column">
      <style:table-column-properties fo:break-before="auto" style:column-width="205.51pt"/>
    </style:style>
    <style:style style:name="co12" style:family="table-column">
      <style:table-column-properties fo:break-before="auto" style:column-width="137.4pt"/>
    </style:style>
    <style:style style:name="co13" style:family="table-column">
      <style:table-column-properties fo:break-before="auto" style:column-width="187.54pt"/>
    </style:style>
    <style:style style:name="co14" style:family="table-column">
      <style:table-column-properties fo:break-before="auto" style:column-width="336.5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41.95pt" fo:break-before="auto" style:use-optimal-row-height="false"/>
    </style:style>
    <style:style style:name="ro2" style:family="table-row">
      <style:table-row-properties style:row-height="91.45pt" fo:break-before="auto" style:use-optimal-row-height="true"/>
    </style:style>
    <style:style style:name="ro3" style:family="table-row">
      <style:table-row-properties style:row-height="237.71pt" fo:break-before="auto" style:use-optimal-row-height="true"/>
    </style:style>
    <style:style style:name="ro4" style:family="table-row">
      <style:table-row-properties style:row-height="272.95pt" fo:break-before="auto" style:use-optimal-row-height="false"/>
    </style:style>
    <style:style style:name="ro5" style:family="table-row">
      <style:table-row-properties style:row-height="173.9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305.21pt" fo:break-before="auto" style:use-optimal-row-height="true"/>
    </style:style>
    <style:style style:name="ro8" style:family="table-row">
      <style:table-row-properties style:row-height="251.94pt" fo:break-before="auto" style:use-optimal-row-height="false"/>
    </style:style>
    <style:style style:name="ro9" style:family="table-row">
      <style:table-row-properties style:row-height="89.94pt" fo:break-before="auto" style:use-optimal-row-height="false"/>
    </style:style>
    <style:style style:name="ro10" style:family="table-row">
      <style:table-row-properties style:row-height="226.46pt" fo:break-before="auto" style:use-optimal-row-height="true"/>
    </style:style>
    <style:style style:name="ro11" style:family="table-row">
      <style:table-row-properties style:row-height="136.46pt" fo:break-before="auto" style:use-optimal-row-height="true"/>
    </style:style>
    <style:style style:name="ro12" style:family="table-row">
      <style:table-row-properties style:row-height="121.86pt" fo:break-before="auto" style:use-optimal-row-height="false"/>
    </style:style>
    <style:style style:name="ro13" style:family="table-row">
      <style:table-row-properties style:row-height="170.59pt" fo:break-before="auto" style:use-optimal-row-height="true"/>
    </style:style>
    <style:style style:name="ro14" style:family="table-row">
      <style:table-row-properties style:row-height="148.11pt" fo:break-before="auto" style:use-optimal-row-height="true"/>
    </style:style>
    <style:style style:name="ro15" style:family="table-row">
      <style:table-row-properties style:row-height="103.1pt" fo:break-before="auto" style:use-optimal-row-height="true"/>
    </style:style>
    <style:style style:name="ro16" style:family="table-row">
      <style:table-row-properties style:row-height="238.11pt" fo:break-before="auto" style:use-optimal-row-height="true"/>
    </style:style>
    <style:style style:name="ro17" style:family="table-row">
      <style:table-row-properties style:row-height="215.6pt" fo:break-before="auto" style:use-optimal-row-height="true"/>
    </style:style>
    <style:style style:name="ro18" style:family="table-row">
      <style:table-row-properties style:row-height="125.6pt" fo:break-before="auto" style:use-optimal-row-height="true"/>
    </style:style>
    <style:style style:name="ro19" style:family="table-row">
      <style:table-row-properties style:row-height="58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0000"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3300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17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fo:background-color="#66ff00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66ff99" style:text-align-source="fix" style:repeat-content="false" fo:border="0.06pt solid #000000" style:vertical-align="middle"/>
      <style:paragraph-properties fo:text-align="center" fo:margin-left="0pt"/>
    </style:style>
    <style:style style:name="ce27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T1" style:family="text">
      <style:text-properties style:font-name="Liberation Sans" style:font-name-asian="Noto Sans CJK SC Regular" style:font-name-complex="FreeSans"/>
    </style:style>
    <style:style style:name="T2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1010" table:default-cell-style-name="ce4"/>
        <table:table-row table:style-name="ro1">
          <table:table-cell office:value-type="string" calcext:value-type="string">
            <text:p>Teams</text:p>
          </table:table-cell>
          <table:table-cell office:value-type="string" calcext:value-type="string">
            <text:p>Authors Comment</text:p>
          </table:table-cell>
          <table:table-cell office:value-type="string" calcext:value-type="string">
            <text:p>Direct Compile</text:p>
          </table:table-cell>
          <table:table-cell office:value-type="string" calcext:value-type="string">
            <text:p>Compile with efforts</text:p>
          </table:table-cell>
          <table:table-cell office:value-type="string" calcext:value-type="string">
            <text:p>General impression</text:p>
          </table:table-cell>
          <table:table-cell office:value-type="string" calcext:value-type="string">
            <text:p>Plot</text:p>
          </table:table-cell>
          <table:table-cell office:value-type="string" calcext:value-type="string">
            <text:p>Комплектність здачі</text:p>
          </table:table-cell>
          <table:table-cell office:value-type="string" calcext:value-type="string">
            <text:p>Readm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esting Script</text:p>
          </table:table-cell>
          <table:table-cell office:value-type="string" calcext:value-type="string">
            <text:p>Стиль</text:p>
          </table:table-cell>
          <table:table-cell office:value-type="string" calcext:value-type="string">
            <text:p>Конфіг</text:p>
          </table:table-cell>
          <table:table-cell office:value-type="string" calcext:value-type="string">
            <text:p>Додаткове</text:p>
          </table:table-cell>
          <table:table-cell office:value-type="string" calcext:value-type="string">
            <text:p>Відгук студенту (проект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tentyk</text:p>
          </table:table-cell>
          <table:table-cell/>
          <table:table-cell table:style-name="ce7" office:value-type="string" calcext:value-type="string">
            <text:p>Вручну прописаний</text:p>
            <text:p> Мейкфайл. Якісно</text:p>
          </table:table-cell>
          <table:table-cell/>
          <table:table-cell table:style-name="ce12" office:value-type="string" calcext:value-type="string">
            <text:p>Якісна робота, зі </text:p>
            <text:p>Старанням і увагою до деталей.</text:p>
            <text:p/>
            <text:p>Запитати як має парцювати при прямому запуску </text:p>
            <text:p>З командної стрічки, занадто заплутаний хелп</text:p>
          </table:table-cell>
          <table:table-cell table:style-name="ce23" office:value-type="string" calcext:value-type="string">
            <text:p>Навіть присутня</text:p>
            <text:p> Динамічна  візуалізація</text:p>
          </table:table-cell>
          <table:table-cell table:style-name="ce24" office:value-type="string" calcext:value-type="string">
            <text:p>Повна, дещо надлишкова</text:p>
            <text:p> (об’єктні файли не чистяться)</text:p>
          </table:table-cell>
          <table:table-cell table:style-name="ce7" office:value-type="string" calcext:value-type="string">
            <text:p>Не потрібен</text:p>
          </table:table-cell>
          <table:table-cell table:style-name="ce21" office:value-type="string" calcext:value-type="string">
            <text:p>В текстовий файл, </text:p>
            <text:p>Але не визначає </text:p>
            <text:p>Підсумковий найкращий</text:p>
            <text:p>І похибки</text:p>
          </table:table-cell>
          <table:table-cell table:style-name="ce23" office:value-type="string" calcext:value-type="string">
            <text:p>Класний, </text:p>
            <text:p>з прогресбаром</text:p>
            <text:p> І плюшками</text:p>
          </table:table-cell>
          <table:table-cell table:style-name="ce7" office:value-type="string" calcext:value-type="string">
            <text:p>Якісно, розбито</text:p>
            <text:p> На бібліотеки</text:p>
          </table:table-cell>
          <table:table-cell table:style-name="ce12" office:value-type="string" calcext:value-type="string">
            <text:p>Із файла, </text:p>
            <text:p>в командну </text:p>
            <text:p>Стрічку передається</text:p>
            <text:p> назва файлу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Гарно виконана робота, але для кращої юзабіліті подумати про те,</text:p>
            <text:p> Щоб не перевантажувати хелп надлишковою інфо,</text:p>
            <text:p>Приміром детальну інструкцію по заповненню </text:p>
            <text:p>Конфіг файлу можна було б залишити в ньому ж,</text:p>
            <text:p>У вигляді коментарів.</text:p>
            <text:p>АЛЕ!</text:p>
            <text:p>Програма виконує не те що має робити відповідно до поставленої задачі:</text:p>
            <text:p>Немає виводу знайдених епсілонів, тощо, Див. Текст завдання.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tsenko &amp; Zacharchenko</text:p>
          </table:table-cell>
          <table:table-cell office:value-type="string" calcext:value-type="string">
            <text:p>Зроблено разом з Ірою Захарченко</text:p>
            <text:p/>
            <text:p>Вся інформація в info.txt</text:p>
            <text:p/>
            <text:p>Конфігурація для pyhton скрипту – config.json</text:p>
          </table:table-cell>
          <table:table-cell table:style-name="ce8" office:value-type="string" calcext:value-type="string">
            <text:p>Ok</text:p>
          </table:table-cell>
          <table:table-cell/>
          <table:table-cell table:style-name="ce14" office:value-type="string" calcext:value-type="string">
            <text:p>Нормально, не надто далеко від шаблону.</text:p>
            <text:p/>
            <text:p>Проблема з прапором компіляції -Og, </text:p>
            <text:p>Тому послідовний швидше</text:p>
          </table:table-cell>
          <table:table-cell table:style-name="ce17" office:value-type="string" calcext:value-type="string">
            <text:p>Присутні для випадків </text:p>
            <text:p>до 10, 20 100 потоків. </text:p>
            <text:p>Нормальні.</text:p>
          </table:table-cell>
          <table:table-cell table:style-name="ce13" office:value-type="string" calcext:value-type="string">
            <text:p> є сміття з проекту</text:p>
            <text:p/>
            <text:p>Немає окремого makefile чи ін, є</text:p>
            <text:p>Директиви для компілятора в інфо.тхт</text:p>
          </table:table-cell>
          <table:table-cell table:style-name="ce8" office:value-type="string" calcext:value-type="string">
            <text:p>у формі info.txt, </text:p>
            <text:p/>
          </table:table-cell>
          <table:table-cell table:style-name="ce8" office:value-type="string" calcext:value-type="string">
            <text:p>В консоль</text:p>
          </table:table-cell>
          <table:table-cell table:style-name="ce7" office:value-type="string" calcext:value-type="string">
            <text:p>Ок</text:p>
          </table:table-cell>
          <table:table-cell table:style-name="ce21" office:value-type="string" calcext:value-type="string">
            <text:p>Ван файл. </text:p>
            <text:p>Все накручено </text:p>
            <text:p>В мейні()</text:p>
          </table:table-cell>
          <table:table-cell table:style-name="ce7" office:value-type="string" calcext:value-type="string">
            <text:p>JSON</text:p>
            <text:p>OK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Завдання виконано нормально, виконується все що потрібно.</text:p>
            <text:p/>
            <text:p>Можливі зауваження щодо стилю написання коду. </text:p>
            <text:p>Через монструозну функцію main(). Проблеми такого підходу ви самі знаєте…</text:p>
            <text:p>Використовуйте модульність. Якщо з цим виникають якісь труднощі, </text:p>
            <text:p>зверніться за консультацією! </text:p>
            <text:p>Дмитро або однокурсники, які цим володіють можуть вам допомогти. </text:p>
            <text:p>Загалом 4.0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orsuk &amp; Kosarevich</text:p>
          </table:table-cell>
          <table:table-cell/>
          <table:table-cell table:style-name="ce9" office:value-type="string" calcext:value-type="string">
            <text:p>FACEPALM:</text:p>
            <text:p>simple_integral_filename = "cmake-build-release\simple_integral.exe" </text:p>
            <text:p>if platform().startswith("Windows") </text:p>
            <text:p>Else "cmake-build-release/simple_integral"</text:p>
            <text:p>integral_filename = "cmake-build-release\integral.exe" </text:p>
            <text:p>if platform().startswith("Windows") </text:p>
            <text:p>else "cmake-build-release/integral"</text:p>
          </table:table-cell>
          <table:table-cell table:style-name="ce11" office:value-type="string" calcext:value-type="string">
            <text:p>Нормальні ж хлопці, </text:p>
            <text:p>але виконати код не вдається</text:p>
          </table:table-cell>
          <table:table-cell/>
          <table:table-cell table:style-name="ce7" office:value-type="string" calcext:value-type="string">
            <text:p>Присутні,</text:p>
            <text:p> З додатковим</text:p>
          </table:table-cell>
          <table:table-cell table:number-columns-repeated="6"/>
          <table:table-cell table:style-name="ce27" office:value-type="string" calcext:value-type="string">
            <text:p>+ </text:p>
            <text:p>Рем: Зберігати масштаб між</text:p>
            <text:p> Графіками, які порівнюються!!!</text:p>
          </table:table-cell>
          <table:table-cell office:value-type="string" calcext:value-type="string">
            <text:p>Якщо виконуєте порівняння двох графіків – зберігайте між ними масштаб!</text:p>
            <text:p>Якщо це проблемно через велику різницю в цифрах – </text:p>
            <text:p>Існує логарифмічна шкала.</text:p>
            <text:p/>
            <text:p><text:span text:style-name="T1">FACEPALM:</text:span></text:p>
            <text:p><text:span text:style-name="T1">simple_integral_filename = "</text:span><text:span text:style-name="T2">cmake-build-release</text:span><text:span text:style-name="T1">\simple_integral.exe" </text:span></text:p>
            <text:p><text:span text:style-name="T1">if platform().startswith("Windows") </text:span></text:p>
            <text:p><text:span text:style-name="T1">Else "cmake-build-release/simple_integral"</text:span></text:p>
            <text:p/>
            <text:p><text:span text:style-name="T1">Про портабельність на різні платформи подумали, а про те,</text:span></text:p>
            <text:p><text:span text:style-name="T1">Щоб створювати цю папку скриптом при компіляції </text:span></text:p>
            <text:p><text:span text:style-name="T1">(АБО НЕ НАПОЛЯГАТИ НА НІЙ) ні?</text:span></text:p>
            <text:p/>
            <text:p><text:span text:style-name="T1">Відразу наступна стрічка перекреслює попередні:</text:span></text:p>
            <text:p><text:span text:style-name="T1">config_filename = "configs\config.txt"</text:span></text:p>
            <text:p><text:span text:style-name="T1">Тобто попередні 2 стрічки “системонезалежні”, а наступні вже ні?</text:span></text:p>
            <text:p/>
            <text:p>Після всіх виправлень скрипт всеодно не злітає,</text:p>
            <text:p> код не працює під UNIX, подальші помилки в використанні файлів</text:p>
            <text:p/>
            <text:p>Оцінка: переробити</text:p>
          </table:table-cell>
          <table:table-cell table:number-columns-repeated="1010"/>
        </table:table-row>
        <table:table-row table:style-name="ro4">
          <table:table-cell office:value-type="string" calcext:value-type="string">
            <text:p>Bortkivski A</text:p>
          </table:table-cell>
          <table:table-cell/>
          <table:table-cell table:style-name="ce10" office:value-type="string" calcext:value-type="string">
            <text:p>Лише 1 cpp файл</text:p>
          </table:table-cell>
          <table:table-cell table:style-name="ce14" office:value-type="string" calcext:value-type="string">
            <text:p>Компіляція стандартна</text:p>
          </table:table-cell>
          <table:table-cell table:style-name="ce20" office:value-type="string" calcext:value-type="string">
            <text:p>Здав щоб було</text:p>
          </table:table-cell>
          <table:table-cell table:style-name="ce10"/>
          <table:table-cell table:style-name="ce20" office:value-type="string" calcext:value-type="string">
            <text:p>Лише CPP 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- лише обраховане значення,</text:p>
            <text:p> Вимагалося більше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office:value-type="string" calcext:value-type="string">
            <text:p>Працює саме ядро коду. Завдання для дослідження не виконані.</text:p>
            <text:p>-25% графік</text:p>
            <text:p>-25% конфіг</text:p>
            <text:p>Для замірів часу слід компілювати із ввімкненою оптимізацією.</text:p>
            <text:p> Порушення цієї вимоги -- мінус все тих же 25% балів.  - про це у вашій роботі взагалі неме мови:  -25%</text:p>
            <text:p/>
            <text:p>Завдання :</text:p>
            <text:p/>
            <text:p>==&gt; Програма повинна вивести у файл чи на консоль:</text:p>
            <text:p/>
            <text:p>- Результат обчислення </text:p>
            <text:p/>
            <text:p>- Отримані абсолютну і відносну похибку</text:p>
            <text:p/>
            <text:p>- Час обчислення.</text:p>
            <text:p/>
            <text:p>==&gt; Крім того, слід написати скрипт (bash, Python), який запустить програму вказану кількість раз та:</text:p>
            <text:p/>
            <text:p>- Порівняє, чи результати всіх її запусків співпадають (в межах похибки).</text:p>
            <text:p/>
            <text:p>- Виведе найменший час роботи за виконані запуски.</text:p>
            <text:p/>
            <text:p>Виконання: </text:p>
            <text:p/>
            <text:p>¯\_(ツ)_/¯</text:p>
            <text:p/>
            <text:p>Бали: -25%</text:p>
            <text:p>Оцінка : -0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ortkivski B &amp; Yuzkiv</text:p>
          </table:table-cell>
          <table:table-cell/>
          <table:table-cell table:style-name="ce11" office:value-type="string" calcext:value-type="string">
            <text:p>Помилка в мейкфайлі, компілює лише 1 ціль</text:p>
          </table:table-cell>
          <table:table-cell table:style-name="ce18" office:value-type="string" calcext:value-type="string">
            <text:p>Викликав команди з</text:p>
            <text:p> мейкфайлу вручну</text:p>
            <text:p>Запустив файли  вручну</text:p>
            <text:p>Зависли обидва…</text:p>
            <text:p>Послідовний хоч довго</text:p>
            <text:p>Але відпрацював, проте мовчки</text:p>
            <text:p/>
          </table:table-cell>
          <table:table-cell table:style-name="ce21" office:value-type="string" calcext:value-type="string">
            <text:p>сумнівний мейкфайл</text:p>
          </table:table-cell>
          <table:table-cell table:style-name="ce7"/>
          <table:table-cell table:style-name="ce21" office:value-type="string" calcext:value-type="string">
            <text:p>Рідмі був би не зайвий</text:p>
          </table:table-cell>
          <table:table-cell table:style-name="ce21" office:value-type="string" calcext:value-type="string">
            <text:p>Не потрібен</text:p>
          </table:table-cell>
          <table:table-cell office:value-type="string" calcext:value-type="string">
            <text:p>в csv,  але без проіменованих колонок</text:p>
            <text:p> і щоарзу затирається до 1 значення.</text:p>
            <text:p/>
          </table:table-cell>
          <table:table-cell table:style-name="ce11"/>
          <table:table-cell table:number-columns-repeated="3"/>
          <table:table-cell office:value-type="string" calcext:value-type="string">
            <text:p>У вас цей мейкфайл робочий відносно обох фалів? Чи потрібні доадткові маніпуляції?</text:p>
            <text:p/>
            <text:p/>
            <text:p/>
            <text:p>Магічні числа і поганий стиль. Приміром: </text:p>
            <text:p/>
            <text:p>ar[i] = std::thread(loopp, step, (int)((2*i-number_of_threads)*(max_y-min_y)/2/number_of_threads), (int)((2*(i+1)-number_of_threads)*(max_y-min_y)/2/number_of_threads), min_x, max_x, &amp;global_result, std::ref(m));</text:p>
            <text:p/>
            <text:p>Ви вважєате цей код хорошим і зрозумілим?</text:p>
            <text:p/>
            <text:p>Парадоксально довго відбуваються обчислення.</text:p>
            <text:p> Дуже висока імовірність що це пов’язано з якістю коду, </text:p>
            <text:p>але встановити де саме проблема через ту саму якість коду важко. </text:p>
            <text:p>Якщо перепишете, можна буде про це поговорити</text:p>
            <text:p/>
            <text:p><text:span text:style-name="T1">Записали результат в CSV. - добре</text:span></text:p>
            <text:p><text:span text:style-name="T1">Зробили це без підпису колонок – погано </text:span></text:p>
            <text:p><text:span text:style-name="T1">Навіщо тоді був csv?</text:span></text:p>
            <text:p/>
            <text:p>Питання до виводу – 25 %, а отже неправильний пошук мінімального часу роботи загалом→ -35%</text:p>
            <text:p/>
            <text:p>Запороли пошук мінімуму, почитайте про роботу з файлами в С++ хоча б це</text:p>
            <text:p><text:a xlink:href="http://cppstudio.com/post/446/" xlink:type="simple">http://cppstudio.com/post/446/</text:a></text:p>
            <text:p/>
            <text:p>Цей код тестувався? Помилка мала б бути очевидною</text:p>
          </table:table-cell>
          <table:table-cell table:number-columns-repeated="1010"/>
        </table:table-row>
        <table:table-row table:style-name="ro6">
          <table:table-cell table:style-name="ce2" office:value-type="string" calcext:value-type="string">
            <text:p>Fedoriv &amp; Volosski</text:p>
          </table:table-cell>
          <table:table-cell table:style-name="ce5" office:value-type="string" calcext:value-type="string">
            <text:p><text:a xlink:href="https://github.com/Sviatoslav2/LabInt" xlink:type="simple">https://github.com/Sviatoslav2/LabInt</text:a></text:p>
          </table:table-cell>
          <table:table-cell table:style-name="ce5" office:value-type="string" calcext:value-type="string">
            <text:p>На момент здачі порожній репозиторій</text:p>
          </table:table-cell>
          <table:table-cell table:style-name="ce5" table:number-columns-repeated="1021"/>
        </table:table-row>
        <table:table-row table:style-name="ro7">
          <table:table-cell office:value-type="string" calcext:value-type="string">
            <text:p>Hirna</text:p>
          </table:table-cell>
          <table:table-cell office:value-type="string" calcext:value-type="string">
            <text:p>C++ має бути працездатним, </text:p>
            <text:p>А от з py щось не встигла :с</text:p>
          </table:table-cell>
          <table:table-cell table:style-name="ce12" office:value-type="string" calcext:value-type="string">
            <text:p>+ pthreads</text:p>
          </table:table-cell>
          <table:table-cell table:style-name="ce19"/>
          <table:table-cell table:style-name="ce22" office:value-type="string" calcext:value-type="string">
            <text:p>Опрятний код, можна ще поліпшити.</text:p>
            <text:p/>
            <text:p>Правда, є підозра, що автор не розуміє що відбувається</text:p>
            <text:p>І як це має працювати: дельти по змінним</text:p>
            <text:p>Зчитуються з конфігу,</text:p>
            <text:p>Це протирічнить суті завдання в</text:p>
            <text:p>Зменшенні зернистості пошуку</text:p>
            <text:p/>
            <text:p>З огляду на написаний код може йти мова</text:p>
            <text:p>Про “запозичення” якихось елементів коду без </text:p>
            <text:p>Розуміння що вони роблять (треба пушукати джерело, це</text:p>
            <text:p>Лиш підозра щоб пояснити маразм)</text:p>
            <text:p/>
            <text:p>Через лажу з аргументами не вдається запустити для </text:p>
            <text:p>Перевірки впринципі</text:p>
          </table:table-cell>
          <table:table-cell table:number-columns-repeated="8"/>
          <table:table-cell office:value-type="string" calcext:value-type="string">
            <text:p>1) Здано зі сміттям разом.</text:p>
            <text:p/>
            <text:p>2) Хочу отримати пояснення цього конфігу : </text:p>
            <text:p>{</text:p>
            <text:p>"rel_prec": 0.05,</text:p>
            <text:p>"abs_prec": 0.01,</text:p>
            <text:p>"thread_num": 8,</text:p>
            <text:p>"deltas": [400, 400],</text:p>
            <text:p>"x_s": [-100, 100],</text:p>
            <text:p>"y_s": [-100, 100],</text:p>
            <text:p>"iter_num": 5</text:p>
            <text:p>} і взагалі бачення постановки задачі</text:p>
            <text:p/>
            <text:p>Код видається доволі опрятним, “з цього щось може бути” за умови </text:p>
            <text:p>Відповіді на попереднє запитання</text:p>
            <text:p/>
            <text:p>Юзабіліті стає проблемною через неінформативні помилки:</text:p>
            <text:p>Вказувати потрібний порядок аргументів для програми</text:p>
            <text:p/>
            <text:p>Погана обробка помилок (“замало аргументів” у випадку коли їх може бути забагато)</text:p>
            <text:p/>
            <text:p>Неправильна обробка аргументів з якими викликаєься програма (принципово)</text:p>
            <text:p>Проблема з індексами аргументів. (почитати що передається за індексом 0 )!</text:p>
            <text:p/>
            <text:p>Код взагалі не схожий на такий що може працювати</text:p>
            <text:p>Оцінка:</text:p>
            <text:p>Поки 0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Kozak</text:p>
          </table:table-cell>
          <table:table-cell/>
          <table:table-cell table:style-name="ce12" office:value-type="string" calcext:value-type="string">
            <text:p>+ pthreads</text:p>
          </table:table-cell>
          <table:table-cell table:number-columns-repeated="2"/>
          <table:table-cell table:style-name="ce12"/>
          <table:table-cell/>
          <table:table-cell office:value-type="string" calcext:value-type="string">
            <text:p>Не потрібен</text:p>
          </table:table-cell>
          <table:table-cell table:style-name="ce9" office:value-type="string" calcext:value-type="string">
            <text:p>Не повний 2 числа,</text:p>
            <text:p> Імовірно значення ф-ї та час</text:p>
          </table:table-cell>
          <table:table-cell table:number-columns-repeated="2"/>
          <table:table-cell table:style-name="ce20" office:value-type="string" calcext:value-type="string">
            <text:p>немає</text:p>
          </table:table-cell>
          <table:table-cell/>
          <table:table-cell office:value-type="string" calcext:value-type="string">
            <text:p>1) Здано зі сміттям разом. (попередження)</text:p>
            <text:p/>
            <text:p>2) Виводиться не те що записано в завданні -25%</text:p>
            <text:p/>
            <text:p>3) Скрипт робить не те що має робити. </text:p>
            <text:p>Компілювати через скрипт – непогана ідея, але </text:p>
            <text:p>Варто пам’ятати про прапорці компіляції про які наголошувалося</text:p>
            <text:p>В матеріалах до завдання, так нічого не виконається</text:p>
            <text:p>-25%</text:p>
            <text:p/>
            <text:p>4) Навіщо передавати через скрипт аргументи конфігу, які потім не </text:p>
            <text:p>Обробляються? </text:p>
            <text:p>Ці знання не секретні, навіть якщо ліниво читати презентацію:</text:p>
            <text:p/>
            <text:p>Я: “С++ reading comand line arguments”</text:p>
            <text:p>Гугл: “<text:a xlink:href="http://www.cplusplus.com/articles/DEN36Up4/" xlink:type="simple">http://www.cplusplus.com/articles/DEN36Up4/</text:a>”</text:p>
            <text:p>(перше посилання)</text:p>
            <text:p>Конфіг не реалізовано -25%</text:p>
            <text:p/>
            <text:p>Не реалізовано підхід зменшення кроку інтегрування.</text:p>
            <text:p>Оцінка: поки 0.</text:p>
            <text:p>Доопрацювати. Бажано звернутися за консультацією</text:p>
          </table:table-cell>
          <table:table-cell table:number-columns-repeated="1010"/>
        </table:table-row>
        <table:table-row table:style-name="ro9">
          <table:table-cell table:style-name="ce3" office:value-type="string" calcext:value-type="string">
            <text:p>Teams</text:p>
          </table:table-cell>
          <table:table-cell table:style-name="ce6" office:value-type="string" calcext:value-type="string">
            <text:p>Authors Comment</text:p>
          </table:table-cell>
          <table:table-cell table:style-name="ce6" office:value-type="string" calcext:value-type="string">
            <text:p>Direct Compile</text:p>
          </table:table-cell>
          <table:table-cell table:style-name="ce6" office:value-type="string" calcext:value-type="string">
            <text:p>Compile with efforts</text:p>
          </table:table-cell>
          <table:table-cell table:style-name="ce6" office:value-type="string" calcext:value-type="string">
            <text:p>General impression</text:p>
          </table:table-cell>
          <table:table-cell table:style-name="ce6" office:value-type="string" calcext:value-type="string">
            <text:p>Plot</text:p>
          </table:table-cell>
          <table:table-cell table:style-name="ce6" office:value-type="string" calcext:value-type="string">
            <text:p>Комплектність здачі</text:p>
          </table:table-cell>
          <table:table-cell table:style-name="ce6" office:value-type="string" calcext:value-type="string">
            <text:p>Readm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Testing Script</text:p>
          </table:table-cell>
          <table:table-cell table:style-name="ce6" office:value-type="string" calcext:value-type="string">
            <text:p>Стиль</text:p>
          </table:table-cell>
          <table:table-cell table:style-name="ce6" office:value-type="string" calcext:value-type="string">
            <text:p>Конфіг</text:p>
          </table:table-cell>
          <table:table-cell table:style-name="ce6" office:value-type="string" calcext:value-type="string">
            <text:p>Додаткове</text:p>
          </table:table-cell>
          <table:table-cell table:style-name="ce6" office:value-type="string" calcext:value-type="string">
            <text:p>Відгук студенту (проект)</text:p>
          </table:table-cell>
          <table:table-cell table:style-name="ce6" table:number-columns-repeated="1010"/>
        </table:table-row>
        <table:table-row table:style-name="ro10">
          <table:table-cell office:value-type="string" calcext:value-type="string">
            <text:p>Melnichuk &amp; Shtohrinetz</text:p>
          </table:table-cell>
          <table:table-cell office:value-type="string" calcext:value-type="string">
            <text:p>Чи може ця сира робота попасти під </text:p>
            <text:p>"менш більш працездатну",</text:p>
            <text:p> адже паралельне обрахування</text:p>
            <text:p>Інтегралів присутнє ?</text:p>
          </table:table-cell>
          <table:table-cell table:style-name="ce11" office:value-type="string" calcext:value-type="string">
            <text:p>Схоже на помилку в мейкфайлі</text:p>
          </table:table-cell>
          <table:table-cell table:style-name="ce17"/>
          <table:table-cell table:style-name="ce14" office:value-type="string" calcext:value-type="string">
            <text:p>Нехай доробить</text:p>
          </table:table-cell>
          <table:table-cell table:style-name="ce11"/>
          <table:table-cell table:style-name="ce9"/>
          <table:table-cell table:style-name="ce11"/>
          <table:table-cell table:style-name="ce14"/>
          <table:table-cell table:style-name="ce11"/>
          <table:table-cell table:style-name="ce14"/>
          <table:table-cell office:value-type="string" calcext:value-type="string">
            <text:p>стрічка</text:p>
          </table:table-cell>
          <table:table-cell/>
          <table:table-cell office:value-type="string" calcext:value-type="string">
            <text:p>Поправте мейкфайл</text:p>
            <text:p/>
            <text:p>Проблемна стрічка буде десь такою</text:p>
            <text:p>g++  main.cpp -pthread -O3 -std=c++11 -o $(NAME) </text:p>
            <text:p/>
            <text:p>При допрацюванні варто:</text:p>
            <text:p>1) реалізувати функцію із завдання.</text:p>
            <text:p>2) менше покладатися на int аргументи які вам передаються</text:p>
            <text:p>Це може бути і дробове число (таких місць в коді багато, не лише </text:p>
            <text:p>считування)</text:p>
            <text:p>3) Вивести показники , які вимагаються в завдання</text:p>
            <text:p>4) Створити скрипт для серії запусків та пошуку оптимальних значень</text:p>
            <text:p>5) Реалізувати метод зменшення одиниць розбиття до досягнення </text:p>
            <text:p>Бажаної точності</text:p>
            <text:p>6) Зобразити графік </text:p>
            <text:p>7) якщо вже використоувати конфігурацію з командної стрічки то давати </text:p>
            <text:p>Користувачеві пояснення що від нього вимагають</text:p>
            <text:p/>
            <text:p>Оцінка 0. Доопрацювання.</text:p>
            <text:p/>
          </table:table-cell>
          <table:table-cell table:number-columns-repeated="1010"/>
        </table:table-row>
        <table:table-row table:style-name="ro10">
          <table:table-cell office:value-type="string" calcext:value-type="string">
            <text:p>Mazurkevich &amp; Zubritsky</text:p>
          </table:table-cell>
          <table:table-cell/>
          <table:table-cell table:style-name="ce13" office:value-type="string" calcext:value-type="string">
            <text:p>ОК, присутні відразу .sh та .bat</text:p>
          </table:table-cell>
          <table:table-cell/>
          <table:table-cell table:style-name="ce14" office:value-type="string" calcext:value-type="string">
            <text:p>Погано переклали з Python</text:p>
          </table:table-cell>
          <table:table-cell table:style-name="ce13" office:value-type="string" calcext:value-type="string">
            <text:p>неохайно</text:p>
          </table:table-cell>
          <table:table-cell table:style-name="ce14" office:value-type="string" calcext:value-type="string">
            <text:p>+/-</text:p>
          </table:table-cell>
          <table:table-cell table:style-name="ce14" office:value-type="string" calcext:value-type="string">
            <text:p>З кодуванням</text:p>
            <text:p> Windows 1251</text:p>
          </table:table-cell>
          <table:table-cell table:style-name="ce26"/>
          <table:table-cell table:style-name="ce11"/>
          <table:table-cell table:style-name="ce15"/>
          <table:table-cell table:style-name="ce14" office:value-type="string" calcext:value-type="string">
            <text:p>зі стрічки</text:p>
          </table:table-cell>
          <table:table-cell/>
          <table:table-cell office:value-type="string" calcext:value-type="string">
            <text:p>main.cpp:66:38: error: call of overloaded ‘abs(double&amp;)’ is ambiguous</text:p>
            <text:p>     double part = (std::abs(x_axis[0]) + std::abs(x_axis[1]))/threads;</text:p>
            <text:p>Проблема: Використовуйте &lt;cmath&gt;, а не “math.h” !</text:p>
            <text:p/>
            <text:p>Ваші повсюдні приведення типів це насильство і катастрофа!</text:p>
            <text:p>Натомість проектуйте код і визначайте де і який тип вам буде потрібен</text:p>
            <text:p/>
            <text:p>А це просто ілюстрація глибини трагедії:</text:p>
            <text:p>double vidn = (double) atoi(argv[2]);</text:p>
            <text:p>Де argv[2] = 0.0001.</text:p>
            <text:p>Чому ж дорівнює vidn ?</text:p>
            <text:p/>
            <text:p>Парсер стрічки в double лежить поряд з atoi, просто загугліть</text:p>
            <text:p/>
            <text:p>Графік є. Але в діапазоні від 0 до 1 потоків можна було його </text:p>
            <text:p>Не будувати…</text:p>
            <text:p/>
            <text:p>Помилка -50% (абсолютна похибка не досягається по зрозумілим причинам)</text:p>
            <text:p>Оцінка 2 / 4. На доопрацювання, </text:p>
            <text:p>Напишіть типізований код, а не транслюйте з Пайтона!</text:p>
          </table:table-cell>
          <table:table-cell table:number-columns-repeated="1010"/>
        </table:table-row>
        <table:table-row table:style-name="ro11">
          <table:table-cell office:value-type="string" calcext:value-type="string">
            <text:p>Petruk &amp; Romanjuk</text:p>
          </table:table-cell>
          <table:table-cell/>
          <table:table-cell table:style-name="ce14"/>
          <table:table-cell table:style-name="ce12" office:value-type="string" calcext:value-type="string">
            <text:p>Додав назви файлів в які </text:p>
            <text:p>Запишеться скомпільовані варіанти</text:p>
          </table:table-cell>
          <table:table-cell table:style-name="ce13" office:value-type="string" calcext:value-type="string">
            <text:p>Максимально близько</text:p>
            <text:p>До шаблону</text:p>
          </table:table-cell>
          <table:table-cell table:style-name="ce9" office:value-type="string" calcext:value-type="string">
            <text:p>Добре оформлено,</text:p>
            <text:p>Але зміст якийсь брєдовий</text:p>
            <text:p>Присутні 0-ві показники часу.</text:p>
            <text:p>Перепитати на захисті</text:p>
          </table:table-cell>
          <table:table-cell table:style-name="ce12" table:number-columns-repeated="3"/>
          <table:table-cell table:style-name="ce9" office:value-type="string" calcext:value-type="string">
            <text:p>Як він працює???</text:p>
            <text:p>Не зміг розібратися,</text:p>
            <text:p>Поспати не допомогло…</text:p>
          </table:table-cell>
          <table:table-cell table:style-name="ce14"/>
          <table:table-cell table:style-name="ce12" office:value-type="string" calcext:value-type="string">
            <text:p>з прикладу</text:p>
          </table:table-cell>
          <table:table-cell/>
          <table:table-cell office:value-type="string" calcext:value-type="string">
            <text:p>Хоч і близько до прикладу але </text:p>
            <text:p>завдання виконано.</text:p>
            <text:p/>
            <text:p>Проблемний графік – присутні нульові значення часу.</text:p>
            <text:p/>
            <text:p>Проблема в інструкції до компіляції </text:p>
            <text:p>(не вказано в який файл записувати)</text:p>
            <text:p/>
            <text:p>Скрипт видається робочим, але є питання </text:p>
            <text:p>Щодо того як працює. Бажано поговорити персонально.</text:p>
            <text:p/>
            <text:p>Попередня оцінка 4/4. Потрібно окремо поговорити.</text:p>
          </table:table-cell>
          <table:table-cell table:number-columns-repeated="1010"/>
        </table:table-row>
        <table:table-row table:style-name="ro12">
          <table:table-cell office:value-type="string" calcext:value-type="string">
            <text:p>Poljakov</text:p>
          </table:table-cell>
          <table:table-cell/>
          <table:table-cell table:style-name="ce12"/>
          <table:table-cell/>
          <table:table-cell table:style-name="ce12" office:value-type="string" calcext:value-type="string">
            <text:p>Поки найкраще робота</text:p>
          </table:table-cell>
          <table:table-cell table:style-name="ce12" office:value-type="string" calcext:value-type="string">
            <text:p>Нормально, але </text:p>
            <text:p>Від нуля можна було </text:p>
            <text:p>Й не будувати</text:p>
          </table:table-cell>
          <table:table-cell table:style-name="ce12"/>
          <table:table-cell table:style-name="ce12" office:value-type="string" calcext:value-type="string">
            <text:p>Не потрібен</text:p>
          </table:table-cell>
          <table:table-cell table:style-name="ce12" office:value-type="string" calcext:value-type="string">
            <text:p>ок, навіть дуже</text:p>
          </table:table-cell>
          <table:table-cell table:style-name="ce12" office:value-type="string" calcext:value-type="string">
            <text:p>Ок, більшість роботи</text:p>
            <text:p>Виконується в С++. </text:p>
            <text:p>Як на мене добре</text:p>
          </table:table-cell>
          <table:table-cell table:style-name="ce12" office:value-type="string" calcext:value-type="string">
            <text:p>дуже до вподоби.</text:p>
            <text:p>Особливо використання буст і </text:p>
            <text:p>vm["err_abs"].as&lt;double&gt;()</text:p>
          </table:table-cell>
          <table:table-cell table:style-name="ce12" office:value-type="string" calcext:value-type="string">
            <text:p>з файлу, </text:p>
            <text:p>Добре перероблений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Графік побудовано нормально, але </text:p>
            <text:p><text:span text:style-name="T1">Від нуля можна було й не будувати )</text:span></text:p>
            <text:p/>
            <text:p><text:span text:style-name="T1">Загалом робота на дуже високому рівні.</text:span></text:p>
            <text:p/>
            <text:p><text:span text:style-name="T1">Оцінка: 4 / 4</text:span></text:p>
          </table:table-cell>
          <table:table-cell table:number-columns-repeated="1010"/>
        </table:table-row>
        <table:table-row table:style-name="ro12">
          <table:table-cell table:style-name="ce3" office:value-type="string" calcext:value-type="string">
            <text:p>Teams</text:p>
          </table:table-cell>
          <table:table-cell table:style-name="ce6" office:value-type="string" calcext:value-type="string">
            <text:p>Authors Comment</text:p>
          </table:table-cell>
          <table:table-cell table:style-name="ce6" office:value-type="string" calcext:value-type="string">
            <text:p>Direct Compile</text:p>
          </table:table-cell>
          <table:table-cell table:style-name="ce6" office:value-type="string" calcext:value-type="string">
            <text:p>Compile with efforts</text:p>
          </table:table-cell>
          <table:table-cell table:style-name="ce6" office:value-type="string" calcext:value-type="string">
            <text:p>General impression</text:p>
          </table:table-cell>
          <table:table-cell table:style-name="ce6" office:value-type="string" calcext:value-type="string">
            <text:p>Plot</text:p>
          </table:table-cell>
          <table:table-cell table:style-name="ce6" office:value-type="string" calcext:value-type="string">
            <text:p>Комплектність здачі</text:p>
          </table:table-cell>
          <table:table-cell table:style-name="ce6" office:value-type="string" calcext:value-type="string">
            <text:p>Readm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Testing Script</text:p>
          </table:table-cell>
          <table:table-cell table:style-name="ce6" office:value-type="string" calcext:value-type="string">
            <text:p>Стиль</text:p>
          </table:table-cell>
          <table:table-cell table:style-name="ce6" office:value-type="string" calcext:value-type="string">
            <text:p>Конфіг</text:p>
          </table:table-cell>
          <table:table-cell table:style-name="ce6" office:value-type="string" calcext:value-type="string">
            <text:p>Додаткове</text:p>
          </table:table-cell>
          <table:table-cell table:style-name="ce6" office:value-type="string" calcext:value-type="string">
            <text:p>Відгук студенту (проект)</text:p>
          </table:table-cell>
          <table:table-cell table:style-name="ce6" table:number-columns-repeated="1010"/>
        </table:table-row>
        <table:table-row table:style-name="ro13">
          <table:table-cell office:value-type="string" calcext:value-type="string">
            <text:p>Popov &amp; Komarenski</text:p>
          </table:table-cell>
          <table:table-cell office:value-type="string" calcext:value-type="string">
            <text:p>Інтервал інтегрування, к-сть потоків та похибки </text:p>
            <text:p>треба вказувати в файлі cfg.txt в наступному</text:p>
            <text:p> порядку: maxX, minX, maxY, minY, numberofThreads,</text:p>
            <text:p> abr_err, rel_err.(Чомусь, якщо поїибка не int, </text:p>
            <text:p>то прграма десь зациклиться, не знайшов де). </text:p>
            <text:p>К-сть запусків програм для пошуку найменшого</text:p>
            <text:p> часу можна змінити у файлі run.py. К-сть запусків</text:p>
            <text:p> це аргумент першого фор_лупа, а найменший час, </text:p>
            <text:p>результат та похибки виведуться в output.txt. </text:p>
            <text:p>Вроді більше ніяких інструкцій нема.</text:p>
            <text:p/>
            <text:p/>
            <text:p>08:55</text:p>
            <text:p>знайшов чому циклиться, там потрібно</text:p>
            <text:p> В функції parse_cfg(), тип output поміняти на double...</text:p>
          </table:table-cell>
          <table:table-cell table:style-name="ce15"/>
          <table:table-cell table:style-name="ce13" office:value-type="string" calcext:value-type="string">
            <text:p>Пристойна кількість помилок</text:p>
          </table:table-cell>
          <table:table-cell table:style-name="ce13"/>
          <table:table-cell table:style-name="ce13" office:value-type="string" calcext:value-type="string">
            <text:p>З масштабом </text:p>
            <text:p>Треба було</text:p>
            <text:p>Краще</text:p>
          </table:table-cell>
          <table:table-cell table:style-name="ce13"/>
          <table:table-cell table:style-name="ce14" table:number-columns-repeated="4"/>
          <table:table-cell table:style-name="ce13" office:value-type="string" calcext:value-type="string">
            <text:p>З файлу</text:p>
            <text:p>Але в такому</text:p>
            <text:p>Вигляді, я був би зі стрічки, </text:p>
            <text:p>Просто набір чисел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е вистачає бібліотеки chrono</text:p>
            <text:p>Для нормальної компіляції</text:p>
            <text:p/>
            <text:p>Скрипт виводить у файл не те що вимагається в завданні.</text:p>
            <text:p/>
            <text:p>Cpp частина виконує поставлену задачу добре</text:p>
            <text:p> (після внесення потрібних коректив)</text:p>
            <text:p/>
            <text:p>- Порівняє, чи результати всіх її запусків співпадають (в межах похибки).</text:p>
            <text:p>- Виведе найменший час роботи за виконані запуски. </text:p>
            <text:p/>
            <text:p>Оцінка 3 / 4 (скрипт таки не виконує свого звадання)</text:p>
          </table:table-cell>
          <table:table-cell table:number-columns-repeated="1010"/>
        </table:table-row>
        <table:table-row table:style-name="ro14">
          <table:table-cell office:value-type="string" calcext:value-type="string">
            <text:p>Stepenjuk</text:p>
          </table:table-cell>
          <table:table-cell/>
          <table:table-cell table:style-name="ce16"/>
          <table:table-cell table:style-name="ce11" office:value-type="string" calcext:value-type="string">
            <text:p>Відкрив код.</text:p>
            <text:p>Навіть не буду намагатися,</text:p>
            <text:p>Нічого не зроблено.</text:p>
          </table:table-cell>
          <table:table-cell office:value-type="string" calcext:value-type="string">
            <text:p>Все дуже погано. </text:p>
            <text:p>Зданий код, лише cpp файл, який навіть не пробували </text:p>
            <text:p>Компілювати. </text:p>
            <text:p/>
            <text:p>Це навіть не спроба здачі!</text:p>
            <text:p/>
            <text:p>Не схоже що він навіть намагався виконувати поставлене завдання.</text:p>
            <text:p>Погано себе проявляв минулого семестру на алгоритмах.</text:p>
          </table:table-cell>
          <table:table-cell table:style-name="ce11" table:number-columns-repeated="7"/>
          <table:table-cell/>
          <table:table-cell office:value-type="string" calcext:value-type="string">
            <text:p>Спробою здачі разхується робочий код, який виконує </text:p>
            <text:p>Частину поставлених завдань.</text:p>
            <text:p/>
            <text:p>Даний код таким не є.</text:p>
            <text:p/>
            <text:p>При перевірці складається враження, що його навіть не намагалися</text:p>
            <text:p>Запускати.</text:p>
            <text:p/>
            <text:p>Бажано пояснити ситуацію підчас консультації. (звернутися до Дмитра)</text:p>
            <text:p>В разі аргументування чому здано саме це</text:p>
            <text:p>Можливий шанс на доздачу без урахування строків. Інакше – як пізня.</text:p>
            <text:p/>
            <text:p>Оцінка за наявну здачу 0.</text:p>
          </table:table-cell>
          <table:table-cell table:number-columns-repeated="1010"/>
        </table:table-row>
        <table:table-row table:style-name="ro15">
          <table:table-cell office:value-type="string" calcext:value-type="string">
            <text:p>Tepljukh &amp; Stasinchuk</text:p>
          </table:table-cell>
          <table:table-cell office:value-type="string" calcext:value-type="string">
            <text:p>Графік вже якщо можна зранку скину.</text:p>
            <text:p/>
            <text:p>Робив разом з Юрієм Стасінчуком.</text:p>
          </table:table-cell>
          <table:table-cell table:style-name="ce12"/>
          <table:table-cell/>
          <table:table-cell office:value-type="string" calcext:value-type="string">
            <text:p>Непоганий стиль коду. Особливо тред-пул та 1-д 2-д інтеграли,</text:p>
            <text:p>Використання просунутих синтаксичних конструкцій</text:p>
            <text:p/>
            <text:p>double integrate_1d(func_T func, double x1, const double&amp; x2, const double&amp; y, size_t steps){</text:p>
            <text:p/>
          </table:table-cell>
          <table:table-cell table:style-name="ce11"/>
          <table:table-cell table:style-name="ce25"/>
          <table:table-cell table:style-name="ce14" table:number-columns-repeated="2"/>
          <table:table-cell table:style-name="ce11"/>
          <table:table-cell table:style-name="ce12"/>
          <table:table-cell table:style-name="ce12" office:value-type="string" calcext:value-type="string">
            <text:p>Файл, власний, але </text:p>
            <text:p>За логікою подібний до прикладу</text:p>
          </table:table-cell>
          <table:table-cell/>
          <table:table-cell office:value-type="string" calcext:value-type="string">
            <text:p>Код непоганої якості але</text:p>
            <text:p/>
            <text:p>Немає графіку -25%</text:p>
            <text:p>Немає скрипта який мав би запускати кілька</text:p>
            <text:p>Разів та визначати оптимальну конфігурацію.</text:p>
            <text:p/>
            <text:p>-25% ?</text:p>
            <text:p/>
            <text:p>Оцінка 2 / 4 можна доробити без втрати балів</text:p>
          </table:table-cell>
          <table:table-cell table:number-columns-repeated="1010"/>
        </table:table-row>
        <table:table-row table:style-name="ro16">
          <table:table-cell office:value-type="string" calcext:value-type="string">
            <text:p>Ursul</text:p>
          </table:table-cell>
          <table:table-cell/>
          <table:table-cell table:style-name="ce12"/>
          <table:table-cell/>
          <table:table-cell table:style-name="ce12"/>
          <table:table-cell table:style-name="ce12" office:value-type="string" calcext:value-type="string">
            <text:p>генерація скриптом, </text:p>
            <text:p>Нарешті хоч хтось</text:p>
          </table:table-cell>
          <table:table-cell table:style-name="ce12" table:number-columns-repeated="2"/>
          <table:table-cell table:style-name="ce11"/>
          <table:table-cell table:style-name="ce12"/>
          <table:table-cell table:style-name="ce13"/>
          <table:table-cell table:style-name="ce12" office:value-type="string" calcext:value-type="string">
            <text:p>Парситься сторонньою</text:p>
            <text:p>Бібліотекою</text:p>
          </table:table-cell>
          <table:table-cell/>
          <table:table-cell office:value-type="string" calcext:value-type="string">
            <text:p>1) Загалом хороший тон виконання.</text:p>
            <text:p/>
            <text:p>2) Але, якщо адаптувати шлях до виконавчого файлу, то </text:p>
            <text:p>Варто адаптувати його і до конфігу.</text:p>
            <text:p/>
            <text:p>3) Помилка в тому, що мейк не створює сам директорію </text:p>
            <text:p>Cmake-build-release…</text:p>
            <text:p/>
            <text:p>4) Генерування графіку скриптом. Це очікувалося від усіх, але зробили лише ви, </text:p>
            <text:p>Це похвально.</text:p>
            <text:p/>
            <text:p>5) Вивід не відповідає поставленому завданню,</text:p>
            <text:p>6) Скрипт не шукає оптимальну конфігурацію.</text:p>
            <text:p/>
            <text:p>Не виконано завдання досягнення заданої точності шляхом подрібнення </text:p>
            <text:p>Розбиття області інтегрування. (просто запускати з різною кількістю потоків – завдання </text:p>
            <text:p>Минулої практичної).</text:p>
            <text:p/>
            <text:p>Оцінка: Поки що 0. Не виконано завдання.</text:p>
            <text:p/>
            <text:p>Можна доздати без втрати балів.</text:p>
          </table:table-cell>
          <table:table-cell table:number-columns-repeated="1010"/>
        </table:table-row>
        <table:table-row table:style-name="ro17">
          <table:table-cell office:value-type="string" calcext:value-type="string">
            <text:p>Vdovich</text:p>
          </table:table-cell>
          <table:table-cell office:value-type="string" calcext:value-type="string">
            <text:p>В папці  cmake-build-release  лежать файли</text:p>
            <text:p>  Results.txt та config.txt</text:p>
            <text:p/>
            <text:p>reults - файл з результатами</text:p>
            <text:p/>
            <text:p>config - файл конфігурації</text:p>
          </table:table-cell>
          <table:table-cell table:style-name="ce12"/>
          <table:table-cell/>
          <table:table-cell table:style-name="ce13" office:value-type="string" calcext:value-type="string">
            <text:p>Мінімалістично, але працює</text:p>
          </table:table-cell>
          <table:table-cell table:style-name="ce11"/>
          <table:table-cell table:style-name="ce21"/>
          <table:table-cell table:style-name="ce21" office:value-type="string" calcext:value-type="string">
            <text:p>в коментарях на мудл</text:p>
          </table:table-cell>
          <table:table-cell table:style-name="ce9" office:value-type="string" calcext:value-type="string">
            <text:p>Не відповідає </text:p>
            <text:p>Поставленому завданню</text:p>
          </table:table-cell>
          <table:table-cell table:style-name="ce12"/>
          <table:table-cell table:style-name="ce21"/>
          <table:table-cell table:style-name="ce21" office:value-type="string" calcext:value-type="string">
            <text:p>зі стрічки, але</text:p>
            <text:p>Без код мовчить при </text:p>
            <text:p>Порушенні</text:p>
          </table:table-cell>
          <table:table-cell/>
          <table:table-cell office:value-type="string" calcext:value-type="string">
            <text:p>1) Вцілому зроблено доволі непогано.</text:p>
            <text:p/>
            <text:p>2) інформативніша реакція від прогарми на поганий </text:p>
            <text:p>Ввід не завадила б.</text:p>
            <text:p/>
            <text:p>3) Немає графіка. -25%</text:p>
            <text:p>4) Вивід не відповідає вимогам завдання. -25%</text:p>
            <text:p/>
            <text:p>==&gt; Програма повинна вивести у файл чи на консоль:</text:p>
            <text:p>- Результат обчислення </text:p>
            <text:p>- Отримані абсолютну і відносну похибку</text:p>
            <text:p>- Час обчислення</text:p>
            <text:p/>
            <text:p>==&gt; Крім того, слід написати скрипт (bash, Python), який запустить програму вказану кількість раз та:</text:p>
            <text:p>- Порівняє, чи результати всіх її запусків співпадають (в межах похибки).</text:p>
            <text:p>- Виведе найменший час роботи за виконані запуски.</text:p>
            <text:p/>
            <text:p/>
            <text:p>Оцінка 2/ 4 можна доробити без штрафів</text:p>
          </table:table-cell>
          <table:table-cell table:number-columns-repeated="1010"/>
        </table:table-row>
        <table:table-row table:style-name="ro6">
          <table:table-cell table:style-name="ce3" office:value-type="string" calcext:value-type="string">
            <text:p>Teams</text:p>
          </table:table-cell>
          <table:table-cell table:style-name="ce6" office:value-type="string" calcext:value-type="string">
            <text:p>Authors Comment</text:p>
          </table:table-cell>
          <table:table-cell table:style-name="ce6" office:value-type="string" calcext:value-type="string">
            <text:p>Direct Compile</text:p>
          </table:table-cell>
          <table:table-cell table:style-name="ce6" office:value-type="string" calcext:value-type="string">
            <text:p>Compile with efforts</text:p>
          </table:table-cell>
          <table:table-cell table:style-name="ce6" office:value-type="string" calcext:value-type="string">
            <text:p>General impression</text:p>
          </table:table-cell>
          <table:table-cell table:style-name="ce6" office:value-type="string" calcext:value-type="string">
            <text:p>Plot</text:p>
          </table:table-cell>
          <table:table-cell table:style-name="ce6" office:value-type="string" calcext:value-type="string">
            <text:p>Комплектність здачі</text:p>
          </table:table-cell>
          <table:table-cell table:style-name="ce6" office:value-type="string" calcext:value-type="string">
            <text:p>Readme</text:p>
          </table:table-cell>
          <table:table-cell table:style-name="ce6" office:value-type="string" calcext:value-type="string">
            <text:p>Output</text:p>
          </table:table-cell>
          <table:table-cell table:style-name="ce6" office:value-type="string" calcext:value-type="string">
            <text:p>Testing Script</text:p>
          </table:table-cell>
          <table:table-cell table:style-name="ce6" office:value-type="string" calcext:value-type="string">
            <text:p>Стиль</text:p>
          </table:table-cell>
          <table:table-cell table:style-name="ce6" office:value-type="string" calcext:value-type="string">
            <text:p>Конфіг</text:p>
          </table:table-cell>
          <table:table-cell table:style-name="ce6" office:value-type="string" calcext:value-type="string">
            <text:p>Додаткове</text:p>
          </table:table-cell>
          <table:table-cell table:style-name="ce6" office:value-type="string" calcext:value-type="string">
            <text:p>Відгук студенту (проект)</text:p>
          </table:table-cell>
          <table:table-cell table:style-name="ce6" table:number-columns-repeated="1010"/>
        </table:table-row>
        <table:table-row table:style-name="ro17">
          <table:table-cell office:value-type="string" calcext:value-type="string">
            <text:p>Yezhov</text:p>
          </table:table-cell>
          <table:table-cell office:value-type="string" calcext:value-type="string">
            <text:p>В папці  cmake-build-release  лежать файли</text:p>
            <text:p>  Results.txt та config.txt</text:p>
            <text:p/>
            <text:p>reults - файл з результатами</text:p>
            <text:p/>
            <text:p>config - файл конфігурації</text:p>
          </table:table-cell>
          <table:table-cell table:style-name="ce12"/>
          <table:table-cell/>
          <table:table-cell table:style-name="ce13" office:value-type="string" calcext:value-type="string">
            <text:p/>
            <text:p>//Ця функція дає точніший результат, але тільки коли проміжок націло </text:p>
            <text:p>ділиться  на кількість потоків, похибка приблизно дорівнює 0.7 * 10^(-7)</text:p>
            <text:p/>
            <text:p>Просто “Це не баг, це фіча”</text:p>
          </table:table-cell>
          <table:table-cell table:style-name="ce21" office:value-type="string" calcext:value-type="string">
            <text:p>5 704 191,00 5,7041917</text:p>
            <text:p>0 без паралельності</text:p>
            <text:p>5 409 680,00 5,40968</text:p>
            <text:p> 1 один потік</text:p>
            <text:p/>
            <text:p>Вимагає пояснення </text:p>
            <text:p>(здогадуюсь , але все ж)</text:p>
          </table:table-cell>
          <table:table-cell table:style-name="ce21"/>
          <table:table-cell table:style-name="ce21" office:value-type="string" calcext:value-type="string">
            <text:p>в коментарях на мудл</text:p>
          </table:table-cell>
          <table:table-cell table:style-name="ce9" office:value-type="string" calcext:value-type="string">
            <text:p>Не відповідає </text:p>
            <text:p>Поставленому завданню</text:p>
          </table:table-cell>
          <table:table-cell table:style-name="ce12"/>
          <table:table-cell table:style-name="ce21"/>
          <table:table-cell table:style-name="ce21" office:value-type="string" calcext:value-type="string">
            <text:p>зі стрічки, але</text:p>
            <text:p>Без код мовчить при </text:p>
            <text:p>Порушенні</text:p>
          </table:table-cell>
          <table:table-cell/>
          <table:table-cell office:value-type="string" calcext:value-type="string">
            <text:p>1) Вцілому зроблено доволі непогано.</text:p>
            <text:p/>
            <text:p>2) інформативніша реакція від прогарми на поганий </text:p>
            <text:p>Ввід не завадила б.</text:p>
            <text:p/>
            <text:p>3) Немає графіка. -25%</text:p>
            <text:p>4) Вивід не відповідає вимогам завдання. -25%</text:p>
            <text:p/>
            <text:p>==&gt; Програма повинна вивести у файл чи на консоль:</text:p>
            <text:p>- Результат обчислення </text:p>
            <text:p>- Отримані абсолютну і відносну похибку</text:p>
            <text:p>- Час обчислення</text:p>
            <text:p/>
            <text:p>==&gt; Крім того, слід написати скрипт (bash, Python), який запустить програму вказану кількість раз та:</text:p>
            <text:p>- Порівняє, чи результати всіх її запусків співпадають (в межах похибки).</text:p>
            <text:p>- Виведе найменший час роботи за виконані запуски.</text:p>
            <text:p/>
            <text:p/>
            <text:p>Оцінка 2/ 4 можна доробити без штрафів</text:p>
          </table:table-cell>
          <table:table-cell table:number-columns-repeated="1010"/>
        </table:table-row>
        <table:table-row table:style-name="ro18">
          <table:table-cell office:value-type="string" calcext:value-type="string">
            <text:p>Zubritski &amp; Vei</text:p>
          </table:table-cell>
          <table:table-cell/>
          <table:table-cell table:style-name="ce17"/>
          <table:table-cell/>
          <table:table-cell table:style-name="ce17" table:number-columns-repeated="7"/>
          <table:table-cell table:style-name="ce17" office:value-type="string" calcext:value-type="string">
            <text:p>Зі стрічки, дя</text:p>
            <text:p>Зчитування зробили словник</text:p>
          </table:table-cell>
          <table:table-cell/>
          <table:table-cell office:value-type="string" calcext:value-type="string">
            <text:p><text:span text:style-name="T1">1) Я бачу умову зупинки так:</text:span></text:p>
            <text:p><text:span text:style-name="T1"> if(iteration != 1 &amp;&amp; ( curr_abs_err &lt; abs_err || curr_rel_err &lt;= rel_err)</text:span></text:p>
            <text:p/>
            <text:p><text:span text:style-name="T1">2) maxiter міг би бути й цілим чиcлом, у вас дабл.</text:span></text:p>
            <text:p/>
            <text:p><text:span text:style-name="T1">3)  Завдання виконано у всіх пунктах. </text:span></text:p>
            <text:p/>
            <text:p><text:span text:style-name="T1">4) Загалом хороший код, без грубих помилок.</text:span></text:p>
            <text:p/>
            <text:p><text:span text:style-name="T1">Оцінка 4/4</text:span></text:p>
            <text:p/>
          </table:table-cell>
          <table:table-cell table:number-columns-repeated="1010"/>
        </table:table-row>
        <table:table-row table:style-name="ro19">
          <table:table-cell office:value-type="string" calcext:value-type="string">
            <text:p>Zhuravchik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Видно старання і розуміння</text:p>
          </table:table-cell>
          <table:table-cell table:style-name="ce17" table:number-columns-repeated="6"/>
          <table:table-cell table:style-name="ce17" office:value-type="string" calcext:value-type="string">
            <text:p>Зчитування аргументів </text:p>
            <text:p>Командного рядка через баш!</text:p>
            <text:p>Дуже добре</text:p>
            <text:p/>
            <text:p>Для cpp використав Баш</text:p>
          </table:table-cell>
          <table:table-cell/>
          <table:table-cell office:value-type="string" calcext:value-type="string">
            <text:p>Все добре, навіть дуже.</text:p>
            <text:p>Видно старання і розуміння.</text:p>
            <text:p/>
            <text:p>Оцінка 4/4</text:p>
          </table:table-cell>
          <table:table-cell table:number-columns-repeated="1010"/>
        </table:table-row>
        <table:table-row table:style-name="ro6" table:number-rows-repeated="104855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3:26:45.7903392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6:20:06.951726390</meta:creation-date>
    <dc:date>2018-03-20T17:22:57.020342217</dc:date>
    <meta:editing-duration>PT5H42M40S</meta:editing-duration>
    <meta:editing-cycles>13</meta:editing-cycles>
    <meta:generator>LibreOffice/5.1.6.2$Linux_X86_64 LibreOffice_project/10m0$Build-2</meta:generator>
    <meta:document-statistic meta:table-count="1" meta:cell-count="194" meta:object-count="0"/>
  </office:meta>
</office:document-meta>
</file>